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7in" style:type="right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</style:style>
    <style:style style:name="P6" style:family="paragraph" style:parent-style-name="Standard">
      <style:paragraph-properties fo:margin-left="4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4in"/>
        </style:tab-stops>
      </style:paragraph-properties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officeooo:paragraph-rsid="001eafd1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officeooo:paragraph-rsid="001fa725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563c1" loext:opacity="100%" style:font-name="Times New Roman" fo:font-size="12pt" style:text-underline-style="solid" style:text-underline-width="auto" style:text-underline-color="font-color" style:font-name-asian="等线 Light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letter-kerning="false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style:letter-kerning="false" style:font-size-asian="12pt" style:font-name-complex="Times New Roman1" style:font-size-complex="12pt"/>
    </style:style>
    <style:style style:name="P12" style:family="paragraph" style:parent-style-name="Standard">
      <style:paragraph-properties fo:margin-left="4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style:font-name="Times New Roman" fo:font-size="12pt" style:letter-kerning="false" style:font-size-asian="12pt" style:font-name-complex="Times New Roman1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lr-tb"/>
      <style:text-properties style:font-name="Times New Roman" fo:font-size="12pt" style:letter-kerning="false" style:font-size-asian="12pt" style:font-name-complex="Times New Roman1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Calibri Light" fo:font-size="12pt" style:letter-kerning="false" style:font-size-asian="12pt" style:font-name-complex="Calibri Light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/>
    </style:style>
    <style:style style:name="P17" style:family="paragraph" style:parent-style-name="Standard">
      <style:paragraph-properties fo:margin-left="4in" fo:margin-right="0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4in"/>
        </style:tab-stops>
      </style:paragraph-properties>
      <style:text-properties fo:color="#000000" loext:opacity="100%"/>
    </style:style>
    <style:style style:name="P18" style:family="paragraph" style:parent-style-name="Standard">
      <style:paragraph-properties fo:margin-left="3.5in" fo:margin-right="0in" fo:margin-top="0in" fo:margin-bottom="0in" style:contextual-spacing="false" fo:line-height="100%" fo:text-align="justify" style:justify-single-word="false" fo:text-indent="0.5in" style:auto-text-indent="false"/>
      <style:text-properties fo:color="#000000" loext:opacity="100%"/>
    </style:style>
    <style:style style:name="T1" style:family="text">
      <style:text-properties fo:color="#ff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fo:color="#ff0000" loext:opacity="100%" style:font-name="Times New Roman" fo:font-size="12pt" fo:font-weight="bold" officeooo:rsid="001da471" style:font-size-asian="12pt" style:font-weight-asian="bold" style:font-name-complex="Times New Roman1" style:font-size-complex="12pt" style:font-weight-complex="bold"/>
    </style:style>
    <style:style style:name="T3" style:family="text">
      <style:text-properties fo:color="#ff0000" loext:opacity="100%" style:font-name="Times New Roman" fo:font-size="12pt" fo:font-weight="bold" officeooo:rsid="001eafd1" style:font-size-asian="12pt" style:font-weight-asian="bold" style:font-name-complex="Times New Roman1" style:font-size-complex="12pt" style:font-weight-complex="bold"/>
    </style:style>
    <style:style style:name="T4" style:family="text">
      <style:text-properties fo:color="#ff0000" loext:opacity="100%" style:font-name="Times New Roman" fo:font-size="12pt" style:letter-kerning="false" style:font-size-asian="12pt" style:font-name-complex="Times New Roman1" style:font-size-complex="12pt"/>
    </style:style>
    <style:style style:name="T5" style:family="text">
      <style:text-properties fo:color="#ff0000" loext:opacity="100%" style:font-name="Times New Roman" fo:font-size="12pt" officeooo:rsid="001da471" style:letter-kerning="false" style:font-size-asian="12pt" style:font-name-complex="Times New Roman1" style:font-size-complex="12pt"/>
    </style:style>
    <style:style style:name="T6" style:family="text">
      <style:text-properties fo:color="#ff0000" loext:opacity="100%" style:font-name="Times New Roman" fo:font-size="12pt" officeooo:rsid="001eafd1" style:letter-kerning="false" style:font-size-asian="12pt" style:font-name-complex="Times New Roman1" style:font-size-complex="12pt"/>
    </style:style>
    <style:style style:name="T7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8" style:family="text">
      <style:text-properties fo:color="#ff0000" loext:opacity="100%" style:font-name="Times New Roman" fo:font-size="12pt" officeooo:rsid="001da471" style:font-size-asian="12pt" style:font-name-complex="Times New Roman1" style:font-size-complex="12pt"/>
    </style:style>
    <style:style style:name="T9" style:family="text">
      <style:text-properties fo:color="#ff0000" loext:opacity="100%" style:font-name="Times New Roman" fo:font-size="12pt" officeooo:rsid="001eafd1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1eafd1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eafd1" style:font-size-asian="12pt" style:font-name-complex="Times New Roman1" style:font-size-complex="12pt"/>
    </style:style>
    <style:style style:name="T13" style:family="text">
      <style:text-properties style:font-name="Times New Roman" fo:font-size="12pt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1da471" style:font-size-asian="12pt" style:font-name-complex="Times New Roman1" style:font-size-complex="12pt"/>
    </style:style>
    <style:style style:name="T15" style:family="text">
      <style:text-properties style:font-name="Times New Roman" fo:font-size="12pt" style:letter-kerning="false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1da471" style:letter-kerning="false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1da471" style:letter-kerning="false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1eafd1" style:letter-kerning="false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1eafd1" style:letter-kerning="false" style:font-size-asian="12pt" style:font-name-complex="Times New Roman1" style:font-size-complex="12pt"/>
    </style:style>
    <style:style style:name="T20" style:family="text">
      <style:text-properties style:font-name="Times New Roman" fo:font-size="12pt" style:letter-kerning="false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1fa725" style:letter-kerning="false" style:font-size-asian="12pt" style:font-name-complex="Times New Roman1" style:font-size-complex="12pt"/>
    </style:style>
    <style:style style:name="T2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3" style:family="text">
      <style:text-properties style:font-name="Times New Roman" fo:font-size="12pt" fo:font-weight="bold" officeooo:rsid="001eafd1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font-name="Times New Roman" style:font-name-complex="Times New Roman1"/>
    </style:style>
    <style:style style:name="T25" style:family="text">
      <style:text-properties style:font-name="Times New Roman" officeooo:rsid="001da471" style:font-name-complex="Times New Roman1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loext:opacity="100%" style:font-name="Times New Roman" fo:font-size="12pt" style:letter-kerning="false" style:font-size-asian="12pt" style:font-name-complex="Times New Roman1" style:font-size-complex="12pt"/>
    </style:style>
    <style:style style:name="T28" style:family="text">
      <style:text-properties fo:color="#000000" loext:opacity="100%" style:font-name="Times New Roman" fo:font-size="12pt" fo:font-weight="bold" officeooo:rsid="001da471" style:font-size-asian="12pt" style:font-weight-asian="bold" style:font-name-complex="Times New Roman1" style:font-size-complex="12pt" style:font-weight-complex="bold"/>
    </style:style>
    <style:style style:name="T29" style:family="text">
      <style:text-properties fo:color="#000000" loext:opacity="100%" style:font-name="Times New Roman" fo:font-size="12pt" fo:font-weight="bold" officeooo:rsid="001eafd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text:tracked-changes>
        <text:changed-region xml:id="ct95260572439040" text:id="ct95260572439040">
          <text:deletion>
            <office:change-info>
              <dc:creator>Blair Labatt</dc:creator>
              <dc:date>2025-02-25T11:10:15</dc:date>
            </office:change-info>
            <text:p text:style-name="P3"><text:span text:style-name="T1">Your Name here</text:span></text:p>
          </text:deletion>
        </text:changed-region>
        <text:changed-region xml:id="ct95260673095312" text:id="ct95260673095312">
          <text:insertion>
            <office:change-info>
              <dc:creator>Blair Labatt</dc:creator>
              <dc:date>2025-02-25T11:10:15</dc:date>
            </office:change-info>
          </text:insertion>
        </text:changed-region>
        <text:changed-region xml:id="ct95260677280032" text:id="ct95260677280032">
          <text:deletion>
            <office:change-info>
              <dc:creator>Blair Labatt</dc:creator>
              <dc:date>2025-02-25T11:10:23</dc:date>
            </office:change-info>
            <text:p text:style-name="P16"><text:span text:style-name="T15">Title</text:span></text:p>
          </text:deletion>
        </text:changed-region>
        <text:changed-region xml:id="ct95260681131168" text:id="ct95260681131168">
          <text:insertion>
            <office:change-info>
              <dc:creator>Blair Labatt</dc:creator>
              <dc:date>2025-02-25T11:10:23</dc:date>
            </office:change-info>
          </text:insertion>
        </text:changed-region>
        <text:changed-region xml:id="ct95260678917424" text:id="ct95260678917424">
          <text:insertion>
            <office:change-info>
              <dc:creator>Blair Labatt</dc:creator>
              <dc:date>2025-02-25T11:19:12</dc:date>
            </office:change-info>
          </text:insertion>
        </text:changed-region>
        <text:changed-region xml:id="ct95260662634560" text:id="ct95260662634560">
          <text:deletion>
            <office:change-info>
              <dc:creator>Blair Labatt</dc:creator>
              <dc:date>2025-02-25T11:10:28</dc:date>
            </office:change-info>
            <text:p text:style-name="P16"><text:span text:style-name="T10">Company</text:span></text:p>
          </text:deletion>
        </text:changed-region>
        <text:changed-region xml:id="ct95260675403776" text:id="ct95260675403776">
          <text:insertion>
            <office:change-info>
              <dc:creator>Blair Labatt</dc:creator>
              <dc:date>2025-02-25T11:10:28</dc:date>
            </office:change-info>
          </text:insertion>
        </text:changed-region>
        <text:changed-region xml:id="ct95260604764144" text:id="ct95260604764144">
          <text:deletion>
            <office:change-info>
              <dc:creator>Blair Labatt</dc:creator>
              <dc:date>2025-02-25T11:20:47</dc:date>
            </office:change-info>
            <text:p text:style-name="P10"/>
            <text:p text:style-name="P10"/>
            <text:p text:style-name="P10"/>
          </text:deletion>
        </text:changed-region>
        <text:changed-region xml:id="ct95260675191808" text:id="ct95260675191808">
          <text:insertion>
            <office:change-info>
              <dc:creator>Blair Labatt</dc:creator>
              <dc:date>2025-02-25T11:21:18</dc:date>
            </office:change-info>
          </text:insertion>
        </text:changed-region>
        <text:changed-region xml:id="ct95260703349504" text:id="ct95260703349504">
          <text:insertion>
            <office:change-info>
              <dc:creator>Blair Labatt</dc:creator>
              <dc:date>2025-02-25T11:22:07</dc:date>
            </office:change-info>
          </text:insertion>
        </text:changed-region>
        <text:changed-region xml:id="ct95260677810176" text:id="ct95260677810176">
          <text:deletion>
            <office:change-info>
              <dc:creator>Blair Labatt</dc:creator>
              <dc:date>2025-02-25T11:22:25</dc:date>
            </office:change-info>
            <text:p text:style-name="P5"><text:span text:style-name="T15">"</text:span></text:p>
          </text:deletion>
        </text:changed-region>
        <text:changed-region xml:id="ct95260701342528" text:id="ct95260701342528">
          <text:deletion>
            <office:change-info>
              <dc:creator>Blair Labatt</dc:creator>
              <dc:date>2025-02-25T11:10:51</dc:date>
            </office:change-info>
            <text:p text:style-name="P5"><text:span text:style-name="T15"><text:s/></text:span></text:p>
          </text:deletion>
        </text:changed-region>
        <text:changed-region xml:id="ct95260668938576" text:id="ct95260668938576">
          <text:insertion>
            <office:change-info>
              <dc:creator>Blair Labatt</dc:creator>
              <dc:date>2025-02-25T11:22:26</dc:date>
            </office:change-info>
          </text:insertion>
        </text:changed-region>
        <text:changed-region xml:id="ct95260686549120" text:id="ct95260686549120">
          <text:deletion>
            <office:change-info>
              <dc:creator>Blair Labatt</dc:creator>
              <dc:date>2025-02-25T11:10:55</dc:date>
            </office:change-info>
            <text:p text:style-name="P5"><text:span text:style-name="T15"><text:s/></text:span></text:p>
          </text:deletion>
        </text:changed-region>
        <text:changed-region xml:id="ct95260758902864" text:id="ct95260758902864">
          <text:deletion>
            <office:change-info>
              <dc:creator>Blair Labatt</dc:creator>
              <dc:date>2025-02-25T11:22:29</dc:date>
            </office:change-info>
            <text:p text:style-name="P5"><text:span text:style-name="T15">"</text:span></text:p>
          </text:deletion>
        </text:changed-region>
        <text:changed-region xml:id="ct95260790856624" text:id="ct95260790856624">
          <text:insertion>
            <office:change-info>
              <dc:creator>Blair Labatt</dc:creator>
              <dc:date>2025-02-25T11:22:30</dc:date>
            </office:change-info>
          </text:insertion>
        </text:changed-region>
        <text:changed-region xml:id="ct95260671469056" text:id="ct95260671469056">
          <text:deletion>
            <office:change-info>
              <dc:creator>Blair Labatt</dc:creator>
              <dc:date>2025-02-25T11:11:08</dc:date>
            </office:change-info>
            <text:p text:style-name="P5"><text:span text:style-name="T15">e</text:span></text:p>
          </text:deletion>
        </text:changed-region>
        <text:changed-region xml:id="ct95260676762384" text:id="ct95260676762384">
          <text:insertion>
            <office:change-info>
              <dc:creator>Blair Labatt</dc:creator>
              <dc:date>2025-02-25T11:11:16</dc:date>
            </office:change-info>
          </text:insertion>
        </text:changed-region>
        <text:changed-region xml:id="ct95260740893968" text:id="ct95260740893968">
          <text:deletion>
            <office:change-info>
              <dc:creator>Blair Labatt</dc:creator>
              <dc:date>2025-02-25T11:11:23</dc:date>
            </office:change-info>
            <text:p text:style-name="P5"><text:span text:style-name="T15"><text:s/></text:span></text:p>
          </text:deletion>
        </text:changed-region>
        <text:changed-region xml:id="ct95260701340448" text:id="ct95260701340448">
          <text:deletion>
            <office:change-info>
              <dc:creator>Blair Labatt</dc:creator>
              <dc:date>2025-02-25T11:12:16</dc:date>
            </office:change-info>
            <text:p text:style-name="P5"><text:span text:style-name="T15">As the </text:span><text:span text:style-name="T4">your title here</text:span><text:span text:style-name="T15">, I lead efforts in the </text:span><text:span text:style-name="T4">what your business does here</text:span><text:span text:style-name="T15">, with </text:span><text:span text:style-name="T4">xx</text:span><text:span text:style-name="T15"> years of primarily technical engineering experience. With my background in these areas, </text:span></text:p>
          </text:deletion>
        </text:changed-region>
        <text:changed-region xml:id="ct95260701956944" text:id="ct95260701956944">
          <text:insertion>
            <office:change-info>
              <dc:creator>Blair Labatt</dc:creator>
              <dc:date>2025-02-25T11:12:24</dc:date>
            </office:change-info>
          </text:insertion>
        </text:changed-region>
        <text:changed-region xml:id="ct95260682390352" text:id="ct95260682390352">
          <text:insertion>
            <office:change-info>
              <dc:creator>Blair Labatt</dc:creator>
              <dc:date>2025-02-25T11:12:38</dc:date>
            </office:change-info>
          </text:insertion>
        </text:changed-region>
        <text:changed-region xml:id="ct95260684087056" text:id="ct95260684087056">
          <text:deletion>
            <office:change-info>
              <dc:creator>Blair Labatt</dc:creator>
              <dc:date>2025-02-25T11:12:36</dc:date>
            </office:change-info>
            <text:p text:style-name="P5"><text:span text:style-name="T16">ropulsion</text:span></text:p>
          </text:deletion>
        </text:changed-region>
        <text:changed-region xml:id="ct95260672911360" text:id="ct95260672911360">
          <text:deletion>
            <office:change-info>
              <dc:creator>Blair Labatt</dc:creator>
              <dc:date>2025-02-25T11:12:31</dc:date>
            </office:change-info>
            <text:p text:style-name="P5"><text:span text:style-name="T15">s</text:span></text:p>
          </text:deletion>
        </text:changed-region>
        <text:changed-region xml:id="ct95260673141024" text:id="ct95260673141024">
          <text:deletion>
            <office:change-info>
              <dc:creator>Blair Labatt</dc:creator>
              <dc:date>2025-02-25T11:12:45</dc:date>
            </office:change-info>
            <text:p text:style-name="P5"><text:span text:style-name="T15">D</text:span></text:p>
          </text:deletion>
        </text:changed-region>
        <text:changed-region xml:id="ct95260676838224" text:id="ct95260676838224">
          <text:insertion>
            <office:change-info>
              <dc:creator>Blair Labatt</dc:creator>
              <dc:date>2025-02-25T11:12:45</dc:date>
            </office:change-info>
          </text:insertion>
        </text:changed-region>
        <text:changed-region xml:id="ct95260671532432" text:id="ct95260671532432">
          <text:deletion>
            <office:change-info>
              <dc:creator>Blair Labatt</dc:creator>
              <dc:date>2025-02-25T11:12:47</dc:date>
            </office:change-info>
            <text:p text:style-name="P5"><text:span text:style-name="T15">C</text:span></text:p>
          </text:deletion>
        </text:changed-region>
        <text:changed-region xml:id="ct95260678503760" text:id="ct95260678503760">
          <text:insertion>
            <office:change-info>
              <dc:creator>Blair Labatt</dc:creator>
              <dc:date>2025-02-25T11:12:47</dc:date>
            </office:change-info>
          </text:insertion>
        </text:changed-region>
        <text:changed-region xml:id="ct95260671547584" text:id="ct95260671547584">
          <text:deletion>
            <office:change-info>
              <dc:creator>Blair Labatt</dc:creator>
              <dc:date>2025-02-25T11:12:58</dc:date>
            </office:change-info>
            <text:p text:style-name="P5"><text:span text:style-name="T15">various location in </text:span></text:p>
          </text:deletion>
        </text:changed-region>
        <text:changed-region xml:id="ct95260741099728" text:id="ct95260741099728">
          <text:deletion>
            <office:change-info>
              <dc:creator>Blair Labatt</dc:creator>
              <dc:date>2025-02-25T11:22:55</dc:date>
            </office:change-info>
            <text:p text:style-name="P5"><text:span text:style-name="T15">s</text:span></text:p>
          </text:deletion>
        </text:changed-region>
        <text:changed-region xml:id="ct95260665349840" text:id="ct95260665349840">
          <text:deletion>
            <office:change-info>
              <dc:creator>Blair Labatt</dc:creator>
              <dc:date>2025-02-25T11:13:06</dc:date>
            </office:change-info>
            <text:p text:style-name="P5"><text:span text:style-name="T15">quickly migrate/</text:span></text:p>
          </text:deletion>
        </text:changed-region>
        <text:changed-region xml:id="ct95260789591552" text:id="ct95260789591552">
          <text:insertion>
            <office:change-info>
              <dc:creator>Blair Labatt</dc:creator>
              <dc:date>2025-02-25T11:22:58</dc:date>
            </office:change-info>
          </text:insertion>
        </text:changed-region>
        <text:changed-region xml:id="ct95260659265136" text:id="ct95260659265136">
          <text:deletion>
            <office:change-info>
              <dc:creator>Blair Labatt</dc:creator>
              <dc:date>2025-02-25T11:22:57</dc:date>
            </office:change-info>
            <text:p text:style-name="P5"><text:span text:style-name="T15">our</text:span></text:p>
          </text:deletion>
        </text:changed-region>
        <text:changed-region xml:id="ct95260760509584" text:id="ct95260760509584">
          <text:insertion>
            <office:change-info>
              <dc:creator>Blair Labatt</dc:creator>
              <dc:date>2025-02-25T11:23:00</dc:date>
            </office:change-info>
          </text:insertion>
        </text:changed-region>
        <text:changed-region xml:id="ct95260676151328" text:id="ct95260676151328">
          <text:insertion>
            <office:change-info>
              <dc:creator>Blair Labatt</dc:creator>
              <dc:date>2025-02-25T11:13:10</dc:date>
            </office:change-info>
          </text:insertion>
        </text:changed-region>
        <text:changed-region xml:id="ct95260675083840" text:id="ct95260675083840">
          <text:insertion>
            <office:change-info>
              <dc:creator>Blair Labatt</dc:creator>
              <dc:date>2025-02-25T11:13:13</dc:date>
            </office:change-info>
          </text:insertion>
        </text:changed-region>
        <text:changed-region xml:id="ct95260676283440" text:id="ct95260676283440">
          <text:deletion>
            <office:change-info>
              <dc:creator>Blair Labatt</dc:creator>
              <dc:date>2025-02-25T11:13:13</dc:date>
            </office:change-info>
            <text:p text:style-name="P5"><text:span text:style-name="T16">ies</text:span></text:p>
          </text:deletion>
        </text:changed-region>
        <text:changed-region xml:id="ct95260680688160" text:id="ct95260680688160">
          <text:deletion>
            <office:change-info>
              <dc:creator>Blair Labatt</dc:creator>
              <dc:date>2025-02-25T11:23:04</dc:date>
            </office:change-info>
            <text:p text:style-name="P5"><text:span text:style-name="T15"><text:s/></text:span></text:p>
          </text:deletion>
        </text:changed-region>
        <text:changed-region xml:id="ct95260679153952" text:id="ct95260679153952">
          <text:deletion>
            <office:change-info>
              <dc:creator>Blair Labatt</dc:creator>
              <dc:date>2025-02-25T11:13:20</dc:date>
            </office:change-info>
            <text:p text:style-name="P5"><text:span text:style-name="T15">and allow us to run on a Micro Grid</text:span></text:p>
          </text:deletion>
        </text:changed-region>
        <text:changed-region xml:id="ct95260758543456" text:id="ct95260758543456">
          <text:insertion>
            <office:change-info>
              <dc:creator>Blair Labatt</dc:creator>
              <dc:date>2025-02-25T11:13:21</dc:date>
            </office:change-info>
          </text:insertion>
        </text:changed-region>
        <text:changed-region xml:id="ct95260679751808" text:id="ct95260679751808">
          <text:insertion>
            <office:change-info>
              <dc:creator>Blair Labatt</dc:creator>
              <dc:date>2025-02-25T11:14:27</dc:date>
            </office:change-info>
          </text:insertion>
        </text:changed-region>
        <text:changed-region xml:id="ct95260659819920" text:id="ct95260659819920">
          <text:deletion>
            <office:change-info>
              <dc:creator>Blair Labatt</dc:creator>
              <dc:date>2025-02-25T11:14:35</dc:date>
            </office:change-info>
            <text:p text:style-name="P5"><text:span text:style-name="T15"><text:s text:c="2"/></text:span></text:p>
          </text:deletion>
        </text:changed-region>
        <text:changed-region xml:id="ct95260658944768" text:id="ct95260658944768">
          <text:insertion>
            <office:change-info>
              <dc:creator>Blair Labatt</dc:creator>
              <dc:date>2025-02-25T11:23:52</dc:date>
            </office:change-info>
          </text:insertion>
        </text:changed-region>
        <text:changed-region xml:id="ct95260675482112" text:id="ct95260675482112">
          <text:deletion>
            <office:change-info>
              <dc:creator>Blair Labatt</dc:creator>
              <dc:date>2025-02-25T11:23:57</dc:date>
            </office:change-info>
            <text:p text:style-name="P5"><text:span text:style-name="T15"><text:s/>for </text:span></text:p>
          </text:deletion>
        </text:changed-region>
        <text:changed-region xml:id="ct95260662623072" text:id="ct95260662623072">
          <text:deletion>
            <office:change-info>
              <dc:creator>Blair Labatt</dc:creator>
              <dc:date>2025-02-25T11:16:05</dc:date>
            </office:change-info>
            <text:p text:style-name="P5"><text:span text:style-name="T15">D</text:span></text:p>
          </text:deletion>
        </text:changed-region>
        <text:changed-region xml:id="ct95260670860992" text:id="ct95260670860992">
          <text:deletion>
            <office:change-info>
              <dc:creator>Blair Labatt</dc:creator>
              <dc:date>2025-02-25T11:23:57</dc:date>
            </office:change-info>
            <text:p text:style-name="P5"><text:span text:style-name="T15">ata </text:span></text:p>
          </text:deletion>
        </text:changed-region>
        <text:changed-region xml:id="ct95260675875680" text:id="ct95260675875680">
          <text:deletion>
            <office:change-info>
              <dc:creator>Blair Labatt</dc:creator>
              <dc:date>2025-02-25T11:16:06</dc:date>
            </office:change-info>
            <text:p text:style-name="P5"><text:span text:style-name="T15">C</text:span></text:p>
          </text:deletion>
        </text:changed-region>
        <text:changed-region xml:id="ct95260670467856" text:id="ct95260670467856">
          <text:deletion>
            <office:change-info>
              <dc:creator>Blair Labatt</dc:creator>
              <dc:date>2025-02-25T11:23:57</dc:date>
            </office:change-info>
            <text:p text:style-name="P5"><text:span text:style-name="T15">enters</text:span></text:p>
          </text:deletion>
        </text:changed-region>
        <text:changed-region xml:id="ct95260676258464" text:id="ct95260676258464">
          <text:deletion>
            <office:change-info>
              <dc:creator>Blair Labatt</dc:creator>
              <dc:date>2025-02-25T11:24:08</dc:date>
            </office:change-info>
            <text:p text:style-name="P5"><text:span text:style-name="T15">D</text:span></text:p>
          </text:deletion>
        </text:changed-region>
        <text:changed-region xml:id="ct95260677652704" text:id="ct95260677652704">
          <text:insertion>
            <office:change-info>
              <dc:creator>Blair Labatt</dc:creator>
              <dc:date>2025-02-25T11:24:08</dc:date>
            </office:change-info>
          </text:insertion>
        </text:changed-region>
        <text:changed-region xml:id="ct95260682266176" text:id="ct95260682266176">
          <text:deletion>
            <office:change-info>
              <dc:creator>Blair Labatt</dc:creator>
              <dc:date>2025-02-25T11:24:10</dc:date>
            </office:change-info>
            <text:p text:style-name="P5"><text:span text:style-name="T15">C</text:span></text:p>
          </text:deletion>
        </text:changed-region>
        <text:changed-region xml:id="ct95260671468720" text:id="ct95260671468720">
          <text:insertion>
            <office:change-info>
              <dc:creator>Blair Labatt</dc:creator>
              <dc:date>2025-02-25T11:24:11</dc:date>
            </office:change-info>
          </text:insertion>
        </text:changed-region>
        <text:changed-region xml:id="ct95260781123936" text:id="ct95260781123936">
          <text:format-change>
            <office:change-info>
              <dc:creator>Blair Labatt</dc:creator>
              <dc:date>2025-02-25T11:15:02</dc:date>
            </office:change-info>
          </text:format-change>
        </text:changed-region>
        <text:changed-region xml:id="ct95260675147376" text:id="ct95260675147376">
          <text:deletion>
            <office:change-info>
              <dc:creator>Blair Labatt</dc:creator>
              <dc:date>2025-02-25T11:24:46</dc:date>
            </office:change-info>
            <text:p text:style-name="P5"><text:span text:style-name="T15"><text:s/></text:span></text:p>
          </text:deletion>
        </text:changed-region>
        <text:changed-region xml:id="ct95260787514064" text:id="ct95260787514064">
          <text:deletion>
            <office:change-info>
              <dc:creator>Blair Labatt</dc:creator>
              <dc:date>2025-02-25T11:24:45</dc:date>
            </office:change-info>
            <text:p text:style-name="P5"><text:span text:style-name="T15">The application of HEPS technology presents a unique opportunity to optimize modular configurations, critical factors in the successful scale-up of HEPS technology. </text:span></text:p>
          </text:deletion>
        </text:changed-region>
        <text:changed-region xml:id="ct95260656307984" text:id="ct95260656307984">
          <text:deletion>
            <office:change-info>
              <dc:creator>Blair Labatt</dc:creator>
              <dc:date>2025-02-25T11:16:13</dc:date>
            </office:change-info>
            <text:p text:style-name="P5"><text:span text:style-name="T10">D</text:span></text:p>
          </text:deletion>
        </text:changed-region>
        <text:changed-region xml:id="ct95260677281344" text:id="ct95260677281344">
          <text:insertion>
            <office:change-info>
              <dc:creator>Blair Labatt</dc:creator>
              <dc:date>2025-02-25T11:16:13</dc:date>
            </office:change-info>
          </text:insertion>
        </text:changed-region>
        <text:changed-region xml:id="ct95260664430512" text:id="ct95260664430512">
          <text:deletion>
            <office:change-info>
              <dc:creator>Blair Labatt</dc:creator>
              <dc:date>2025-02-25T11:16:15</dc:date>
            </office:change-info>
            <text:p text:style-name="P5"><text:span text:style-name="T10">C</text:span></text:p>
          </text:deletion>
        </text:changed-region>
        <text:changed-region xml:id="ct95260677282768" text:id="ct95260677282768">
          <text:insertion>
            <office:change-info>
              <dc:creator>Blair Labatt</dc:creator>
              <dc:date>2025-02-25T11:16:15</dc:date>
            </office:change-info>
          </text:insertion>
        </text:changed-region>
        <text:changed-region xml:id="ct95260747957568" text:id="ct95260747957568">
          <text:deletion>
            <office:change-info>
              <dc:creator>Blair Labatt</dc:creator>
              <dc:date>2025-02-25T11:16:18</dc:date>
            </office:change-info>
            <text:p text:style-name="P5"><text:span text:style-name="T10">O</text:span></text:p>
          </text:deletion>
        </text:changed-region>
        <text:changed-region xml:id="ct95260672780096" text:id="ct95260672780096">
          <text:insertion>
            <office:change-info>
              <dc:creator>Blair Labatt</dc:creator>
              <dc:date>2025-02-25T11:16:18</dc:date>
            </office:change-info>
          </text:insertion>
        </text:changed-region>
        <text:changed-region xml:id="ct95260700351328" text:id="ct95260700351328">
          <text:deletion>
            <office:change-info>
              <dc:creator>Blair Labatt</dc:creator>
              <dc:date>2025-02-25T11:16:28</dc:date>
            </office:change-info>
            <text:p text:style-name="P5"><text:span text:style-name="T10">D</text:span></text:p>
          </text:deletion>
        </text:changed-region>
        <text:changed-region xml:id="ct95260670298848" text:id="ct95260670298848">
          <text:insertion>
            <office:change-info>
              <dc:creator>Blair Labatt</dc:creator>
              <dc:date>2025-02-25T11:16:28</dc:date>
            </office:change-info>
          </text:insertion>
        </text:changed-region>
        <text:changed-region xml:id="ct95260673283696" text:id="ct95260673283696">
          <text:deletion>
            <office:change-info>
              <dc:creator>Blair Labatt</dc:creator>
              <dc:date>2025-02-25T11:16:30</dc:date>
            </office:change-info>
            <text:p text:style-name="P5"><text:span text:style-name="T10">C</text:span></text:p>
          </text:deletion>
        </text:changed-region>
        <text:changed-region xml:id="ct95260781917616" text:id="ct95260781917616">
          <text:insertion>
            <office:change-info>
              <dc:creator>Blair Labatt</dc:creator>
              <dc:date>2025-02-25T11:16:30</dc:date>
            </office:change-info>
          </text:insertion>
        </text:changed-region>
        <text:changed-region xml:id="ct95260764781584" text:id="ct95260764781584">
          <text:format-change>
            <office:change-info>
              <dc:creator>Blair Labatt</dc:creator>
              <dc:date>2025-02-25T11:17:09</dc:date>
            </office:change-info>
          </text:format-change>
        </text:changed-region>
        <text:changed-region xml:id="ct95260681268048" text:id="ct95260681268048">
          <text:deletion>
            <office:change-info>
              <dc:creator>Blair Labatt</dc:creator>
              <dc:date>2025-02-25T11:16:43</dc:date>
            </office:change-info>
            <text:p text:style-name="P8"><text:span text:style-name="T22">’s</text:span></text:p>
          </text:deletion>
        </text:changed-region>
        <text:changed-region xml:id="ct95260604806896" text:id="ct95260604806896">
          <text:format-change>
            <office:change-info>
              <dc:creator>Blair Labatt</dc:creator>
              <dc:date>2025-02-25T11:17:09</dc:date>
            </office:change-info>
          </text:format-change>
        </text:changed-region>
        <text:changed-region xml:id="ct95260662844000" text:id="ct95260662844000">
          <text:insertion>
            <office:change-info>
              <dc:creator>Blair Labatt</dc:creator>
              <dc:date>2025-02-25T11:17:17</dc:date>
            </office:change-info>
          </text:insertion>
        </text:changed-region>
        <text:changed-region xml:id="ct95260668753104" text:id="ct95260668753104">
          <text:deletion>
            <office:change-info>
              <dc:creator>Blair Labatt</dc:creator>
              <dc:date>2025-02-25T11:17:29</dc:date>
            </office:change-info>
            <text:p text:style-name="P8"><text:span text:style-name="T23">have the necessary data to make decisions about this use for</text:span></text:p>
          </text:deletion>
        </text:changed-region>
        <text:changed-region xml:id="ct95260687583088" text:id="ct95260687583088">
          <text:insertion>
            <office:change-info>
              <dc:creator>Blair Labatt</dc:creator>
              <dc:date>2025-02-25T11:17:30</dc:date>
            </office:change-info>
          </text:insertion>
        </text:changed-region>
        <text:changed-region xml:id="ct95260741331232" text:id="ct95260741331232">
          <text:format-change>
            <office:change-info>
              <dc:creator>Blair Labatt</dc:creator>
              <dc:date>2025-02-25T11:17:09</dc:date>
            </office:change-info>
          </text:format-change>
        </text:changed-region>
        <text:changed-region xml:id="ct95260673749840" text:id="ct95260673749840">
          <text:deletion>
            <office:change-info>
              <dc:creator>Blair Labatt</dc:creator>
              <dc:date>2025-02-25T11:17:40</dc:date>
            </office:change-info>
            <text:p text:style-name="P8"><text:span text:style-name="T22">to our customers for</text:span></text:p>
          </text:deletion>
        </text:changed-region>
        <text:changed-region xml:id="ct95260782989792" text:id="ct95260782989792">
          <text:insertion>
            <office:change-info>
              <dc:creator>Blair Labatt</dc:creator>
              <dc:date>2025-02-25T11:17:40</dc:date>
            </office:change-info>
          </text:insertion>
        </text:changed-region>
        <text:changed-region xml:id="ct95260659542288" text:id="ct95260659542288">
          <text:insertion>
            <office:change-info>
              <dc:creator>Blair Labatt</dc:creator>
              <dc:date>2025-02-25T11:18:10</dc:date>
            </office:change-info>
          </text:insertion>
        </text:changed-region>
        <text:changed-region xml:id="ct95260668794192" text:id="ct95260668794192">
          <text:deletion>
            <office:change-info>
              <dc:creator>Blair Labatt</dc:creator>
              <dc:date>2025-02-25T11:18:20</dc:date>
            </office:change-info>
            <text:p text:style-name="P8"><text:span text:style-name="T23"><text:s/>business</text:span></text:p>
          </text:deletion>
        </text:changed-region>
        <text:changed-region xml:id="ct95260670821616" text:id="ct95260670821616">
          <text:format-change>
            <office:change-info>
              <dc:creator>Blair Labatt</dc:creator>
              <dc:date>2025-02-25T11:17:09</dc:date>
            </office:change-info>
          </text:format-change>
        </text:changed-region>
        <text:changed-region xml:id="ct95260673653152" text:id="ct95260673653152">
          <text:deletion>
            <office:change-info>
              <dc:creator>Blair Labatt</dc:creator>
              <dc:date>2025-02-25T11:18:27</dc:date>
            </office:change-info>
            <text:p text:style-name="P8"><text:span text:style-name="T22">and </text:span></text:p>
          </text:deletion>
        </text:changed-region>
        <text:changed-region xml:id="ct95260670571280" text:id="ct95260670571280">
          <text:insertion>
            <office:change-info>
              <dc:creator>Blair Labatt</dc:creator>
              <dc:date>2025-02-25T11:18:28</dc:date>
            </office:change-info>
          </text:insertion>
        </text:changed-region>
        <text:changed-region xml:id="ct95260677861440" text:id="ct95260677861440">
          <text:format-change>
            <office:change-info>
              <dc:creator>Blair Labatt</dc:creator>
              <dc:date>2025-02-25T11:17:09</dc:date>
            </office:change-info>
          </text:format-change>
        </text:changed-region>
        <text:changed-region xml:id="ct95260678913472" text:id="ct95260678913472">
          <text:insertion>
            <office:change-info>
              <dc:creator>Blair Labatt</dc:creator>
              <dc:date>2025-02-25T11:20:40</dc:date>
            </office:change-info>
          </text:insertion>
        </text:changed-region>
        <text:changed-region xml:id="ct95260787208704" text:id="ct95260787208704">
          <text:deletion>
            <office:change-info>
              <dc:creator>Blair Labatt</dc:creator>
              <dc:date>2025-02-25T11:20:39</dc:date>
            </office:change-info>
            <text:p text:style-name="P8"><text:span text:style-name="T10"><text:s text:c="2"/></text:span></text:p>
          </text:deletion>
        </text:changed-region>
        <text:changed-region xml:id="ct95260787121920" text:id="ct95260787121920">
          <text:deletion>
            <office:change-info>
              <dc:creator>Blair Labatt</dc:creator>
              <dc:date>2025-02-25T11:16:59</dc:date>
            </office:change-info>
            <text:p text:style-name="P8"><text:span text:style-name="T7">Your company <text:s/></text:span><text:span text:style-name="T10">will be are thrilled with understanding the results of their R&amp;D work and how we can make available as an option to our current and future customers, when HEPS is productized. </text:span></text:p>
            <text:p text:style-name="P13"><text:span text:style-name="T15"/></text:p>
          </text:deletion>
        </text:changed-region>
        <text:changed-region xml:id="ct95260665188624" text:id="ct95260665188624">
          <text:deletion>
            <office:change-info>
              <dc:creator>Blair Labatt</dc:creator>
              <dc:date>2025-02-25T11:16:59</dc:date>
            </office:change-info>
            <text:p text:style-name="P13"><text:span text:style-name="T15"/></text:p>
            <text:p text:style-name="P7"><text:span text:style-name="T15"/></text:p>
          </text:deletion>
        </text:changed-region>
        <text:changed-region xml:id="ct95260760597024" text:id="ct95260760597024">
          <text:deletion>
            <office:change-info>
              <dc:creator>Blair Labatt</dc:creator>
              <dc:date>2025-02-25T11:16:59</dc:date>
            </office:change-info>
            <text:p text:style-name="P7"><text:span text:style-name="T15">For these reasons, </text:span></text:p>
          </text:deletion>
        </text:changed-region>
        <text:changed-region xml:id="ct95260675086672" text:id="ct95260675086672">
          <text:insertion>
            <office:change-info>
              <dc:creator>Blair Labatt</dc:creator>
              <dc:date>2025-02-25T11:17:00</dc:date>
            </office:change-info>
          </text:insertion>
        </text:changed-region>
        <text:changed-region xml:id="ct95260703934480" text:id="ct95260703934480">
          <text:deletion>
            <office:change-info>
              <dc:creator>Blair Labatt</dc:creator>
              <dc:date>2025-02-25T11:25:15</dc:date>
            </office:change-info>
            <text:p text:style-name="P7"><text:span text:style-name="T15">D</text:span></text:p>
          </text:deletion>
        </text:changed-region>
        <text:changed-region xml:id="ct95260737997824" text:id="ct95260737997824">
          <text:insertion>
            <office:change-info>
              <dc:creator>Blair Labatt</dc:creator>
              <dc:date>2025-02-25T11:25:15</dc:date>
            </office:change-info>
          </text:insertion>
        </text:changed-region>
        <text:changed-region xml:id="ct95260699709008" text:id="ct95260699709008">
          <text:deletion>
            <office:change-info>
              <dc:creator>Blair Labatt</dc:creator>
              <dc:date>2025-02-25T11:25:16</dc:date>
            </office:change-info>
            <text:p text:style-name="P7"><text:span text:style-name="T15">C</text:span></text:p>
          </text:deletion>
        </text:changed-region>
        <text:changed-region xml:id="ct95260673352464" text:id="ct95260673352464">
          <text:insertion>
            <office:change-info>
              <dc:creator>Blair Labatt</dc:creator>
              <dc:date>2025-02-25T11:25:16</dc:date>
            </office:change-info>
          </text:insertion>
        </text:changed-region>
        <text:changed-region xml:id="ct95260663520432" text:id="ct95260663520432">
          <text:deletion>
            <office:change-info>
              <dc:creator>Blair Labatt</dc:creator>
              <dc:date>2025-02-25T11:25:18</dc:date>
            </office:change-info>
            <text:p text:style-name="P7"><text:span text:style-name="T15">O</text:span></text:p>
          </text:deletion>
        </text:changed-region>
        <text:changed-region xml:id="ct95260671211600" text:id="ct95260671211600">
          <text:insertion>
            <office:change-info>
              <dc:creator>Blair Labatt</dc:creator>
              <dc:date>2025-02-25T11:25:18</dc:date>
            </office:change-info>
          </text:insertion>
        </text:changed-region>
        <text:changed-region xml:id="ct95260704097520" text:id="ct95260704097520">
          <text:deletion>
            <office:change-info>
              <dc:creator>Blair Labatt</dc:creator>
              <dc:date>2025-02-25T11:18:39</dc:date>
            </office:change-info>
            <text:p text:style-name="P6"><text:span text:style-name="T1">Your Name</text:span></text:p>
          </text:deletion>
        </text:changed-region>
        <text:changed-region xml:id="ct95260670295552" text:id="ct95260670295552">
          <text:insertion>
            <office:change-info>
              <dc:creator>Blair Labatt</dc:creator>
              <dc:date>2025-02-25T11:18:40</dc:date>
            </office:change-info>
          </text:insertion>
        </text:changed-region>
        <text:changed-region xml:id="ct95260661155024" text:id="ct95260661155024">
          <text:insertion>
            <office:change-info>
              <dc:creator>Blair Labatt</dc:creator>
              <dc:date>2025-02-25T11:19:18</dc:date>
            </office:change-info>
          </text:insertion>
        </text:changed-region>
        <text:changed-region xml:id="ct95260674307824" text:id="ct95260674307824">
          <text:deletion>
            <office:change-info>
              <dc:creator>Blair Labatt</dc:creator>
              <dc:date>2025-02-25T11:18:45</dc:date>
            </office:change-info>
            <text:p text:style-name="P17"><text:span text:style-name="T18">Title</text:span></text:p>
          </text:deletion>
        </text:changed-region>
        <text:changed-region xml:id="ct95260689714176" text:id="ct95260689714176">
          <text:deletion>
            <office:change-info>
              <dc:creator>Blair Labatt</dc:creator>
              <dc:date>2025-02-25T11:18:50</dc:date>
            </office:change-info>
            <text:p text:style-name="P18"><text:span text:style-name="T10">Your company</text:span></text:p>
          </text:deletion>
        </text:changed-region>
        <text:changed-region xml:id="ct95260686622992" text:id="ct95260686622992">
          <text:insertion>
            <office:change-info>
              <dc:creator>Blair Labatt</dc:creator>
              <dc:date>2025-02-25T11:18:5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change text:change-id="ct95260572439040"/><text:change-start text:change-id="ct95260673095312"/><text:span text:style-name="T28">Blair Labatt</text:span><text:change-end text:change-id="ct95260673095312"/></text:p>
      <text:p text:style-name="P16"><text:change text:change-id="ct95260677280032"/><text:change-start text:change-id="ct95260681131168"/><text:span text:style-name="T16">President</text:span><text:change-end text:change-id="ct95260681131168"/><text:change-start text:change-id="ct95260678917424"/><text:span text:style-name="T16">, </text:span><text:span text:style-name="T18">CEO</text:span><text:change-end text:change-id="ct95260678917424"/></text:p>
      <text:p text:style-name="P16"><text:change text:change-id="ct95260662634560"/><text:change-start text:change-id="ct95260675403776"/><text:span text:style-name="T14">Labatt Food Service</text:span><text:change-end text:change-id="ct95260675403776"/></text:p>
      <text:p text:style-name="P9"/>
      <text:p text:style-name="P10"/>
      <text:p text:style-name="P10"><text:change text:change-id="ct95260604764144"/></text:p>
      <text:p text:style-name="P4"><text:span text:style-name="T15">Office of Science SBIR/STTR</text:span></text:p>
      <text:p text:style-name="P4"><text:span text:style-name="T15">U.S. Department of Energy</text:span></text:p>
      <text:p text:style-name="P4"><text:span text:style-name="T15">1000 Independence Avenue., S.W.</text:span></text:p>
      <text:p text:style-name="P4"><text:span text:style-name="T15">Washington, D.C. 20585</text:span></text:p>
      <text:p text:style-name="P15"/>
      <text:p text:style-name="P5"><text:span text:style-name="T15">Dear Department of Energy</text:span><text:change-start text:change-id="ct95260675191808"/><text:span text:style-name="T15">’</text:span><text:span text:style-name="T21">s</text:span><text:change-end text:change-id="ct95260675191808"/><text:span text:style-name="T15"> Office of Science,</text:span></text:p>
      <text:p text:style-name="P11"/>
      <text:p text:style-name="P5"><text:span text:style-name="T15">I am pleased to express my full support for Special Power Sources</text:span><text:change-start text:change-id="ct95260703349504"/><text:span text:style-name="T15">’</text:span><text:change-end text:change-id="ct95260703349504"/><text:span text:style-name="T15"> (SPS) SBIR Phase I proposal to the Department of Energy (DOE), titled </text:span><text:change text:change-id="ct95260677810176"/><text:change text:change-id="ct95260701342528"/><text:change-start text:change-id="ct95260668938576"/><text:span text:style-name="T15">“</text:span><text:change-end text:change-id="ct95260668938576"/><text:span text:style-name="T15">Thermal Management and On-Site Energy Technologies for Data Centers</text:span><text:change text:change-id="ct95260686549120"/><text:change text:change-id="ct95260758902864"/><text:span text:style-name="T15">,</text:span><text:change-start text:change-id="ct95260790856624"/><text:span text:style-name="T15">”</text:span><text:change-end text:change-id="ct95260790856624"/><text:span text:style-name="T15"> in response to DE-FOA-0003504, topic C60-09c. SPS will serve as the Prim</text:span><text:change text:change-id="ct95260671469056"/><text:change-start text:change-id="ct95260676762384"/><text:span text:style-name="T16">ary Investigator</text:span><text:change-end text:change-id="ct95260676762384"/><text:span text:style-name="T15"> and Brayton Energy, Energy Concepts and MINCO Technologies will serve as sub</text:span><text:change text:change-id="ct95260740893968"/><text:span text:style-name="T15">awardees.</text:span></text:p>
      <text:p text:style-name="P11"/>
      <text:p text:style-name="P5"><text:change text:change-id="ct95260701340448"/><text:span text:style-name="T15">I believe SPS’ proposed development of </text:span><text:change-start text:change-id="ct95260701956944"/><text:span text:style-name="T16">a </text:span><text:change-end text:change-id="ct95260701956944"/><text:span text:style-name="T15">Hybrid Electric P</text:span><text:change-start text:change-id="ct95260682390352"/><text:span text:style-name="T16">ower</text:span><text:change-end text:change-id="ct95260682390352"/><text:change text:change-id="ct95260684087056"/><text:span text:style-name="T15"> System</text:span><text:change text:change-id="ct95260672911360"/><text:span text:style-name="T15"> (HEPS) will provide crucial resilience capability to Labatt Food Service </text:span><text:change text:change-id="ct95260673141024"/><text:change-start text:change-id="ct95260676838224"/><text:span text:style-name="T16">d</text:span><text:change-end text:change-id="ct95260676838224"/><text:span text:style-name="T15">ata </text:span><text:change text:change-id="ct95260671532432"/><text:change-start text:change-id="ct95260678503760"/><text:span text:style-name="T16">c</text:span><text:change-end text:change-id="ct95260678503760"/><text:span text:style-name="T15">enters, located in </text:span><text:change text:change-id="ct95260671547584"/><text:span text:style-name="T15">Texas and New Mexico. <text:s/>If successful, Labatt Food Service</text:span><text:change text:change-id="ct95260741099728"/><text:span text:style-name="T15"> will </text:span><text:change text:change-id="ct95260665349840"/><text:span text:style-name="T15">upgrade </text:span><text:change-start text:change-id="ct95260789591552"/><text:span text:style-name="T21">its</text:span><text:change-end text:change-id="ct95260789591552"/><text:change text:change-id="ct95260659265136"/><text:span text:style-name="T15"> facilities to </text:span><text:change-start text:change-id="ct95260760509584"/><text:span text:style-name="T21">use </text:span><text:change-end text:change-id="ct95260760509584"/><text:change-start text:change-id="ct95260676151328"/><text:span text:style-name="T16">the </text:span><text:change-end text:change-id="ct95260676151328"/><text:span text:style-name="T15">HEPS technolog</text:span><text:change-start text:change-id="ct95260675083840"/><text:span text:style-name="T16">y</text:span><text:change-end text:change-id="ct95260675083840"/><text:change text:change-id="ct95260676283440"/><text:change text:change-id="ct95260680688160"/><text:change text:change-id="ct95260679153952"/><text:change-start text:change-id="ct95260758543456"/><text:span text:style-name="T15"> </text:span><text:span text:style-name="T16">in order to strengthen </text:span><text:span text:style-name="T21">the</text:span><text:span text:style-name="T16"> microgrid strategy</text:span><text:change-end text:change-id="ct95260758543456"/><text:change-start text:change-id="ct95260679751808"/><text:span text:style-name="T16"> </text:span><text:span text:style-name="T21">we use to power</text:span><text:span text:style-name="T16"> our data centers</text:span><text:change-end text:change-id="ct95260679751808"/><text:span text:style-name="T15">.</text:span><text:change text:change-id="ct95260659819920"/></text:p>
      <text:p text:style-name="P11"/>
      <text:p text:style-name="P5"><text:span text:style-name="T15">The HEPS being developed by team members SPS, Energy Concepts, Brayton and MINCO offers a promising solution to reduce fuel consumption, provide reliable backup</text:span><text:change-start text:change-id="ct95260658944768"/><text:span text:style-name="T15">,</text:span><text:change-end text:change-id="ct95260658944768"/><text:span text:style-name="T15"> and lower operational costs</text:span><text:change text:change-id="ct95260675482112"/><text:change text:change-id="ct95260662623072"/><text:change text:change-id="ct95260670860992"/><text:change text:change-id="ct95260675875680"/><text:change text:change-id="ct95260670467856"/><text:span text:style-name="T15">. However, as noted in the proposal, the solid oxide fuel cell (SOFC) and turbogenerator (TG) components requires research and development funding, particularly in meeting strict </text:span><text:change text:change-id="ct95260676258464"/><text:change-start text:change-id="ct95260677652704"/><text:span text:style-name="T21">d</text:span><text:change-end text:change-id="ct95260677652704"/><text:span text:style-name="T15">ata </text:span><text:change text:change-id="ct95260682266176"/><text:change-start text:change-id="ct95260671468720"/><text:span text:style-name="T21">c</text:span><text:change-end text:change-id="ct95260671468720"/><text:span text:style-name="T15">enter <text:s/></text:span><text:change-start text:change-id="ct95260781123936"/><text:span text:style-name="T27">uptime and recovery </text:span><text:change-end text:change-id="ct95260781123936"/><text:span text:style-name="T15">requirements.</text:span><text:change text:change-id="ct95260675147376"/><text:change text:change-id="ct95260787514064"/></text:p>
      <text:p text:style-name="P14"/>
      <text:p text:style-name="P5"><text:span text:style-name="T10">The expertise of SPS and Brayton in this area is impressive, and I am confident that their collaboration will lead to meaningful improvements in the efficiency and cost-effectiveness of </text:span><text:change text:change-id="ct95260656307984"/><text:change-start text:change-id="ct95260677281344"/><text:span text:style-name="T11">d</text:span><text:change-end text:change-id="ct95260677281344"/><text:span text:style-name="T10">ata </text:span><text:change text:change-id="ct95260664430512"/><text:change-start text:change-id="ct95260677282768"/><text:span text:style-name="T11">c</text:span><text:change-end text:change-id="ct95260677282768"/><text:span text:style-name="T10">enter </text:span><text:change text:change-id="ct95260747957568"/><text:change-start text:change-id="ct95260672780096"/><text:span text:style-name="T11">o</text:span><text:change-end text:change-id="ct95260672780096"/><text:span text:style-name="T10">perations. I look forward to the outcomes of SPS’ analysis and pilot-scale implementation, as these advancements hold the potential to drive greater efficiency and cost savings in </text:span><text:change text:change-id="ct95260700351328"/><text:change-start text:change-id="ct95260670298848"/><text:span text:style-name="T11">d</text:span><text:change-end text:change-id="ct95260670298848"/><text:span text:style-name="T10">ata </text:span><text:change text:change-id="ct95260673283696"/><text:change-start text:change-id="ct95260781917616"/><text:span text:style-name="T11">c</text:span><text:change-end text:change-id="ct95260781917616"/><text:span text:style-name="T10">enter power technologies.</text:span></text:p>
      <text:p text:style-name="P14"/>
      <text:p text:style-name="P8"><text:change-start text:change-id="ct95260764781584"/><text:span text:style-name="T22">As the host site for Phase II HEPS, if awarded, Labatt</text:span><text:change-end text:change-id="ct95260764781584"/><text:change text:change-id="ct95260681268048"/><text:change-start text:change-id="ct95260604806896"/><text:span text:style-name="T22"> will </text:span><text:change-end text:change-id="ct95260604806896"/><text:change-start text:change-id="ct95260662844000"/><text:span text:style-name="T23">employ the technology </text:span><text:change-end text:change-id="ct95260662844000"/><text:change text:change-id="ct95260668753104"/><text:change-start text:change-id="ct95260687583088"/><text:span text:style-name="T23">for use as</text:span><text:change-end text:change-id="ct95260687583088"/><text:change-start text:change-id="ct95260741331232"/><text:span text:style-name="T22"> back up or primary power </text:span><text:change-end text:change-id="ct95260741331232"/><text:change text:change-id="ct95260673749840"/><text:change-start text:change-id="ct95260782989792"/><text:span text:style-name="T23">in our data centers</text:span><text:change-end text:change-id="ct95260782989792"/><text:change-start text:change-id="ct95260659542288"/><text:span text:style-name="T23"> in order to guarantee the</text:span><text:change-end text:change-id="ct95260659542288"/><text:change text:change-id="ct95260668794192"/><text:change-start text:change-id="ct95260670821616"/><text:span text:style-name="T22"> continuity </text:span><text:change-end text:change-id="ct95260670821616"/><text:change text:change-id="ct95260673653152"/><text:change-start text:change-id="ct95260670571280"/><text:span text:style-name="T23">of these facilities’ </text:span><text:change-end text:change-id="ct95260670571280"/><text:change-start text:change-id="ct95260677861440"/><text:span text:style-name="T22">critical operations.</text:span><text:change-end text:change-id="ct95260677861440"/><text:change-start text:change-id="ct95260678913472"/></text:p>
      <text:p text:style-name="P7"><text:change-end text:change-id="ct95260678913472"/><text:change text:change-id="ct95260787208704"/><text:change text:change-id="ct95260787121920"/><text:change text:change-id="ct95260665188624"/><text:change text:change-id="ct95260760597024"/><text:change-start text:change-id="ct95260675086672"/><text:span text:style-name="T15"/></text:p>
      <text:p text:style-name="P7"><text:change-end text:change-id="ct95260675086672"/><text:span text:style-name="T15">I strongly support SPS's proposal and encourage the Office of Science to prioritize their efforts. The successful implementation of this research will have a lasting impact on enhancing the efficiency, cost-effectiveness, and scalability of powering </text:span><text:change text:change-id="ct95260703934480"/><text:change-start text:change-id="ct95260737997824"/><text:span text:style-name="T21">d</text:span><text:change-end text:change-id="ct95260737997824"/><text:span text:style-name="T15">ata </text:span><text:change text:change-id="ct95260699709008"/><text:change-start text:change-id="ct95260673352464"/><text:span text:style-name="T21">c</text:span><text:change-end text:change-id="ct95260673352464"/><text:span text:style-name="T15">enter </text:span><text:change text:change-id="ct95260663520432"/><text:change-start text:change-id="ct95260671211600"/><text:span text:style-name="T21">o</text:span><text:change-end text:change-id="ct95260671211600"/><text:span text:style-name="T15">perations using fossil fuels as the primary feedstock. </text:span></text:p>
      <text:p text:style-name="P11"/>
      <text:p text:style-name="P11"/>
      <text:p text:style-name="P6"><text:span text:style-name="T15">Sincerely,</text:span></text:p>
      <text:p text:style-name="P12"/>
      <text:p text:style-name="P12"/>
      <text:p text:style-name="P12"><text:soft-page-break/></text:p>
      <text:p text:style-name="P6"><text:change text:change-id="ct95260704097520"/><text:change-start text:change-id="ct95260670295552"/><text:span text:style-name="T29">Blair Labatt</text:span></text:p>
      <text:p text:style-name="P17"><text:span text:style-name="T18">President</text:span><text:change-end text:change-id="ct95260670295552"/><text:change-start text:change-id="ct95260661155024"/><text:span text:style-name="T18">, CEO</text:span><text:change-end text:change-id="ct95260661155024"/><text:change text:change-id="ct95260674307824"/></text:p>
      <text:p text:style-name="P18"><text:change text:change-id="ct95260689714176"/><text:change-start text:change-id="ct95260686622992"/><text:span text:style-name="T11">Labatt Food Service</text:span><text:change-end text:change-id="ct9526068662299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7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da471" style:font-name-complex="Times New Roman1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95260675397392" text:id="ct95260675397392">
            <text:deletion>
              <office:change-info>
                <dc:creator>Blair Labatt</dc:creator>
                <dc:date>2025-02-25T11:10:37</dc:date>
              </office:change-info>
              <text:p text:style-name="MP1"><text:span text:style-name="MT1">0</text:span></text:p>
            </text:deletion>
          </text:changed-region>
          <text:changed-region xml:id="ct95260678019600" text:id="ct95260678019600">
            <text:insertion>
              <office:change-info>
                <dc:creator>Blair Labatt</dc:creator>
                <dc:date>2025-02-25T11:10:37</dc:date>
              </office:change-info>
            </text:insertion>
          </text:changed-region>
        </text:tracked-changes>
        <text:p text:style-name="MP1"><text:span text:style-name="MT1">Letter of Support for Special Power Sources<text:tab/><text:tab/>February 2</text:span><text:change text:change-id="ct95260675397392"/><text:change-start text:change-id="ct95260678019600"/><text:span text:style-name="MT2">5</text:span><text:change-end text:change-id="ct95260678019600"/><text:span text:style-name="MT1">, 2025 </text:span></text:p>
      </style:header>
      <style:footer>
        <text:p text:style-name="MP2">Page <text:span text:style-name="MT3"><text:page-number text:select-page="current">2</text:page-number></text:span><text:s/>of <text:span text:style-name="MT3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n Li</meta:initial-creator>
    <dc:creator>Blair Labatt</dc:creator>
    <meta:editing-cycles>4</meta:editing-cycles>
    <meta:creation-date>2025-02-19T21:56:00</meta:creation-date>
    <dc:date>2025-02-25T11:25:28.727035398</dc:date>
    <meta:editing-duration>PT19M21S</meta:editing-duration>
    <meta:generator>LibreOffice/7.3.7.2$Linux_X86_64 LibreOffice_project/30$Build-2</meta:generator>
    <meta:document-statistic meta:table-count="0" meta:image-count="0" meta:object-count="0" meta:page-count="2" meta:paragraph-count="20" meta:word-count="370" meta:character-count="2425" meta:non-whitespace-character-count="2070"/>
    <meta:user-defined meta:name="AppVersion">16.0000</meta:user-defined>
    <meta:user-defined meta:name="ContentTypeId">0x010100D729C21DA76EC74BA190F5EAD3C0D1C9</meta:user-defined>
    <meta:user-defined meta:name="GrammarlyDocumentId">22c70847-f7fe-4502-add9-d640ce756838</meta:user-defined>
    <meta:template xlink:type="simple" xlink:actuate="onRequest" xlink:title="Normal.dotm" xlink:href=""/>
  </office:meta>
</office:document-meta>
</file>